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5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Video timing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xl cl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ticks</text:p>
          </table:table-cell>
          <table:table-cell table:formula="of:=512-128+[.D3]" office:value-type="float" office:value="387" calcext:value-type="float">
            <text:p>38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B ticks</text:p>
          </table:table-cell>
          <table:table-cell table:formula="of:=[.B3]-256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time</text:p>
          </table:table-cell>
          <table:table-cell table:style-name="ce1" table:formula="of:=[.B3]/[.B2]" office:value-type="float" office:value="64.5" calcext:value-type="float">
            <text:p>64,5</text:p>
          </table:table-cell>
          <table:table-cell table:style-name="ce4" office:value-type="string" calcext:value-type="string">
            <text:p>µ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 lines</text:p>
          </table:table-cell>
          <table:table-cell table:formula="of:=512-250+16+[.D7]"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B lines</text:p>
          </table:table-cell>
          <table:table-cell table:formula="of:=[.B7]-240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2" table:formula="of:=[.B7]*[.B5]" office:value-type="float" office:value="18060" calcext:value-type="float">
            <text:p>18060</text:p>
          </table:table-cell>
          <table:table-cell table:style-name="ce4" office:value-type="string" calcext:value-type="string">
            <text:p>µ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 rate</text:p>
          </table:table-cell>
          <table:table-cell table:style-name="ce3" table:formula="of:=1000000/[.B9]" office:value-type="float" office:value="55.3709856035438" calcext:value-type="float">
            <text:p>55,37</text:p>
          </table:table-cell>
          <table:table-cell office:value-type="string" calcext:value-type="string">
            <text:p>Hz</text:p>
          </table:table-cell>
          <table:table-cell office:value-type="float" office:value="55.37" calcext:value-type="float">
            <text:p>55,37</text:p>
          </table:table-cell>
          <table:table-cell office:value-type="string" calcext:value-type="string">
            <text:p>Hz on PCB reported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3 y 2</text:p>
          </table:table-cell>
          <table:table-cell office:value-type="float" office:value="55.37" calcext:value-type="float">
            <text:p>55,37</text:p>
          </table:table-cell>
          <table:table-cell table:number-columns-repeated="2"/>
        </table:table-row>
      </table:table>
      <table:table table:name="Scroll ROM" table:style-name="ta1">
        <table:table-column table:style-name="co2" table:number-columns-repeated="102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4-18T22:12:55.372999258</meta:creation-date>
    <dc:date>2020-04-19T08:01:46.557461844</dc:date>
    <dc:creator>Pepe </dc:creator>
    <meta:editing-duration>PT11M35S</meta:editing-duration>
    <meta:editing-cycles>3</meta:editing-cycles>
    <meta:generator>LibreOffice/6.0.7.3$Linux_X86_64 LibreOffice_project/00m0$Build-3</meta:generator>
    <meta:document-statistic meta:table-count="2" meta:cell-count="106" meta:object-count="0"/>
  </office:meta>
</office:document-meta>
</file>